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paragraph-rsid="001eb0c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paragraph-rsid="001eb0c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eb0c9" officeooo:paragraph-rsid="001eb0c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eb0c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ff7b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f7b3" officeooo:paragraph-rsid="001ff7b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eb0c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b0c9" officeooo:paragraph-rsid="001eb0c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b0c9" officeooo:paragraph-rsid="001ff7b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f7b3" officeooo:paragraph-rsid="001ff7b3" style:font-size-asian="12pt" style:font-weight-asian="normal" style:font-size-complex="12pt" style:font-weight-complex="normal"/>
    </style:style>
    <style:style style:name="T1" style:family="text">
      <style:text-properties officeooo:rsid="001eb0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7b3" style:font-weight-asian="bold" style:font-weight-complex="bold"/>
    </style:style>
    <style:style style:name="T4" style:family="text">
      <style:text-properties officeooo:rsid="001ff7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9:</text:p>
      <text:p text:style-name="P1">Pig</text:p>
      <text:p text:style-name="P1"/>
      <text:p text:style-name="P4">1.Find the number of students who scored less than 5(50%).</text:p>
      <text:p text:style-name="P2"/>
      <text:p text:style-name="P3">A = load '/home/gv/Desktop/Execute/pigexamples/student' using PigStorage(',') AS (Name:chararray,col:chararray,dob:chararray,stream:chararray,grade:float,state:chararray,city:chararray)</text:p>
      <text:p text:style-name="P3"></text:p>
      <text:p text:style-name="P3">B = filter A by grade&lt;5;</text:p>
      <text:p text:style-name="P3"></text:p>
      <text:p text:style-name="P3">C = group B ALL;</text:p>
      <text:p text:style-name="P3"></text:p>
      <text:p text:style-name="P3">D = foreach C generate COUNT(B.$0);</text:p>
      <text:p text:style-name="P3"/>
      <text:p text:style-name="P3">dump D;</text:p>
      <text:p text:style-name="P3">(26)</text:p>
      <text:p text:style-name="P4"/>
      <text:p text:style-name="P4">2.List the name ofstudents who are from Alaska.</text:p>
      <text:p text:style-name="P7"/>
      <text:p text:style-name="P8">E = filter A by state == 'Alaska'</text:p>
      <text:p text:style-name="P8"></text:p>
      <text:p text:style-name="P8">F = foreach E generate Name;</text:p>
      <text:p text:style-name="P7"/>
      <text:p text:style-name="P8">dump F;</text:p>
      <text:p text:style-name="P8">(BELL)</text:p>
      <text:p text:style-name="P8">(DAVIS)</text:p>
      <text:p text:style-name="P8">(LOGAN)</text:p>
      <text:p text:style-name="P8">(YOUNG)</text:p>
      <text:p text:style-name="P8">(COWEN)</text:p>
      <text:p text:style-name="P8">(DISHONG)</text:p>
      <text:p text:style-name="P8">(GIBSON)</text:p>
      <text:p text:style-name="P8">(IMMILE)</text:p>
      <text:p text:style-name="P8">(KEYSER)</text:p>
      <text:p text:style-name="P8"/>
      <text:p text:style-name="P4"><text:span text:style-name="T1">3.</text:span>How many government collages are there in Alabama?</text:p>
      <text:p text:style-name="P4"/>
      <text:p text:style-name="P4"/>
      <text:p text:style-name="P8">G = filter A by state == 'a<text:span text:style-name="T2">labama</text:span>' and <text:s/>col == 'goverenment';</text:p>
      <text:p text:style-name="P8"/>
      <text:p text:style-name="P8"><text:s/>H = group G <text:s/>ALL;</text:p>
      <text:p text:style-name="P8"/>
      <text:p text:style-name="P8">I = foreach H generate COUNT(G.$0) ;</text:p>
      <text:p text:style-name="P8"/>
      <text:p text:style-name="P10">dump I</text:p>
      <text:p text:style-name="P10">(166)</text:p>
      <text:p text:style-name="P10"/>
      <text:p text:style-name="P10"/>
      <text:p text:style-name="P10"/>
      <text:p text:style-name="P10"/>
      <text:p text:style-name="P10"/>
      <text:p text:style-name="P5"><text:soft-page-break/><text:span text:style-name="T4">4.</text:span>List the <text:span text:style-name="T4">n</text:span>ame of students who are from Oregon and persuing BE.</text:p>
      <text:p text:style-name="P5"/>
      <text:p text:style-name="P9"><text:span text:style-name="T4">J</text:span> = filter A by state == '<text:span text:style-name="T4">o</text:span>regon' and <text:s/><text:span text:style-name="T4">stream</text:span> <text:span text:style-name="T4">== 'BE'</text:span>; </text:p>
      <text:p text:style-name="P9"/>
      <text:p text:style-name="P9"><text:span text:style-name="T4">K</text:span>= foreach <text:span text:style-name="T4">J</text:span> generate Name;</text:p>
      <text:p text:style-name="P9"/>
      <text:p text:style-name="P10">dump K</text:p>
      <text:p text:style-name="P10">(BLOOM)</text:p>
      <text:p text:style-name="P10">(PATTERSON)</text:p>
      <text:p text:style-name="P10">(WAGGONER)</text:p>
      <text:p text:style-name="P10">(IMMILE)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5:47:46.584072443</meta:creation-date>
    <dc:date>2016-09-25T16:17:15.762078390</dc:date>
    <meta:editing-duration>PT13M59S</meta:editing-duration>
    <meta:editing-cycles>1</meta:editing-cycles>
    <meta:document-statistic meta:table-count="0" meta:image-count="0" meta:object-count="0" meta:page-count="2" meta:paragraph-count="40" meta:word-count="144" meta:character-count="915" meta:non-whitespace-character-count="777"/>
    <meta:generator>LibreOffice/4.2.8.2$Linux_X86_64 LibreOffice_project/420m0$Build-2</meta:generator>
  </office:meta>
</office:document-meta>
</file>